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92in" svg:height="3.5449in" svg:x="0.5594in" svg:y="4.8421in">
            <draw:object draw:notify-on-update-of-ranges="Sheet1.A2:Sheet1.A8 Sheet1.C2:Sheet1.C10 Sheet1.A2:Sheet1.A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92in" svg:height="3.5449in" svg:x="7.7587in" svg:y="3.639in">
            <draw:object draw:notify-on-update-of-ranges="Sheet1.A2:Sheet1.A8 Sheet1.A4:Sheet1.A10 Sheet1.G4:Sheet1.G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92in" svg:height="3.5449in" svg:x="7.3193in" svg:y="0.1776in">
            <draw:object draw:notify-on-update-of-ranges="Sheet1.A2:Sheet1.A8 Sheet1.A4:Sheet1.A10 Sheet1.B4:Sheet1.B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win chain</text:p>
          </table:table-cell>
          <table:table-cell office:value-type="string" calcext:value-type="string">
            <text:p>tie chain</text:p>
          </table:table-cell>
          <table:table-cell office:value-type="string" calcext:value-type="string">
            <text:p>win diff</text:p>
          </table:table-cell>
          <table:table-cell office:value-type="string" calcext:value-type="string">
            <text:p>chain dif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.2063492063492" calcext:value-type="float">
            <text:p>49.2063492063</text:p>
          </table:table-cell>
          <table:table-cell office:value-type="float" office:value="41.2698412698413" calcext:value-type="float">
            <text:p>41.2698412698</text:p>
          </table:table-cell>
          <table:table-cell office:value-type="float" office:value="9.52380952380952" calcext:value-type="float">
            <text:p>9.5238095238</text:p>
          </table:table-cell>
          <table:table-cell office:value-type="float" office:value="3" calcext:value-type="float">
            <text:p>3</text:p>
          </table:table-cell>
          <table:table-cell office:value-type="float" office:value="2.69230769230769" calcext:value-type="float">
            <text:p>2.6923076923</text:p>
          </table:table-cell>
          <table:table-cell table:formula="of:=[.B2]-[.D2]" office:value-type="float" office:value="39.6825396825397" calcext:value-type="float">
            <text:p>39.6825396825</text:p>
          </table:table-cell>
          <table:table-cell table:formula="of:=[.E2]-[.F2]" office:value-type="float" office:value="0.307692307692307" calcext:value-type="float">
            <text:p>0.30769230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.9344460896487" calcext:value-type="float">
            <text:p>40.9344460896</text:p>
          </table:table-cell>
          <table:table-cell office:value-type="float" office:value="36.2034305713132" calcext:value-type="float">
            <text:p>36.2034305713</text:p>
          </table:table-cell>
          <table:table-cell office:value-type="float" office:value="22.8621233390381" calcext:value-type="float">
            <text:p>22.862123339</text:p>
          </table:table-cell>
          <table:table-cell office:value-type="float" office:value="4.54834123208463" calcext:value-type="float">
            <text:p>4.5483412321</text:p>
          </table:table-cell>
          <table:table-cell office:value-type="float" office:value="3.95495427545843" calcext:value-type="float">
            <text:p>3.9549542755</text:p>
          </table:table-cell>
          <table:table-cell table:formula="of:=[.B3]-[.D3]" office:value-type="float" office:value="18.0723227506105" calcext:value-type="float">
            <text:p>18.0723227506</text:p>
          </table:table-cell>
          <table:table-cell table:formula="of:=[.E3]-[.F3]" office:value-type="float" office:value="0.593386956626207" calcext:value-type="float">
            <text:p>0.59338695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.828" calcext:value-type="float">
            <text:p>40.828</text:p>
          </table:table-cell>
          <table:table-cell office:value-type="float" office:value="28.99" calcext:value-type="float">
            <text:p>28.99</text:p>
          </table:table-cell>
          <table:table-cell office:value-type="float" office:value="30.182" calcext:value-type="float">
            <text:p>30.182</text:p>
          </table:table-cell>
          <table:table-cell office:value-type="float" office:value="5.81870159132517" calcext:value-type="float">
            <text:p>5.8187015913</text:p>
          </table:table-cell>
          <table:table-cell office:value-type="float" office:value="4.9385305277682" calcext:value-type="float">
            <text:p>4.9385305278</text:p>
          </table:table-cell>
          <table:table-cell table:formula="of:=[.B4]-[.D4]" office:value-type="float" office:value="10.646" calcext:value-type="float">
            <text:p>10.646</text:p>
          </table:table-cell>
          <table:table-cell table:formula="of:=[.E4]-[.F4]" office:value-type="float" office:value="0.880171063556969" calcext:value-type="float">
            <text:p>0.88017106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.873" calcext:value-type="float">
            <text:p>40.873</text:p>
          </table:table-cell>
          <table:table-cell office:value-type="float" office:value="25.728" calcext:value-type="float">
            <text:p>25.728</text:p>
          </table:table-cell>
          <table:table-cell office:value-type="float" office:value="33.399" calcext:value-type="float">
            <text:p>33.399</text:p>
          </table:table-cell>
          <table:table-cell office:value-type="float" office:value="6.82774127531237" calcext:value-type="float">
            <text:p>6.8277412753</text:p>
          </table:table-cell>
          <table:table-cell office:value-type="float" office:value="5.76204912935323" calcext:value-type="float">
            <text:p>5.7620491294</text:p>
          </table:table-cell>
          <table:table-cell table:formula="of:=[.B5]-[.D5]" office:value-type="float" office:value="7.474" calcext:value-type="float">
            <text:p>7.474</text:p>
          </table:table-cell>
          <table:table-cell table:formula="of:=[.E5]-[.F5]" office:value-type="float" office:value="1.06569214595913" calcext:value-type="float">
            <text:p>1.0656921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.886" calcext:value-type="float">
            <text:p>40.886</text:p>
          </table:table-cell>
          <table:table-cell office:value-type="float" office:value="23.702" calcext:value-type="float">
            <text:p>23.702</text:p>
          </table:table-cell>
          <table:table-cell office:value-type="float" office:value="35.412" calcext:value-type="float">
            <text:p>35.412</text:p>
          </table:table-cell>
          <table:table-cell office:value-type="float" office:value="7.64376523631026" calcext:value-type="float">
            <text:p>7.6437652363</text:p>
          </table:table-cell>
          <table:table-cell office:value-type="float" office:value="6.4438022107839" calcext:value-type="float">
            <text:p>6.4438022108</text:p>
          </table:table-cell>
          <table:table-cell table:formula="of:=[.B6]-[.D6]" office:value-type="float" office:value="5.474" calcext:value-type="float">
            <text:p>5.474</text:p>
          </table:table-cell>
          <table:table-cell table:formula="of:=[.E6]-[.F6]" office:value-type="float" office:value="1.19996302552636" calcext:value-type="float">
            <text:p>1.19996302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.869" calcext:value-type="float">
            <text:p>40.869</text:p>
          </table:table-cell>
          <table:table-cell office:value-type="float" office:value="19.878" calcext:value-type="float">
            <text:p>19.878</text:p>
          </table:table-cell>
          <table:table-cell office:value-type="float" office:value="39.253" calcext:value-type="float">
            <text:p>39.253</text:p>
          </table:table-cell>
          <table:table-cell office:value-type="float" office:value="10.1998951598812" calcext:value-type="float">
            <text:p>10.1998951599</text:p>
          </table:table-cell>
          <table:table-cell office:value-type="float" office:value="8.71304960257571" calcext:value-type="float">
            <text:p>8.7130496026</text:p>
          </table:table-cell>
          <table:table-cell table:formula="of:=[.B7]-[.D7]" office:value-type="float" office:value="1.616" calcext:value-type="float">
            <text:p>1.616</text:p>
          </table:table-cell>
          <table:table-cell table:formula="of:=[.E7]-[.F7]" office:value-type="float" office:value="1.48684555730547" calcext:value-type="float">
            <text:p>1.48684555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9.026" calcext:value-type="float">
            <text:p>19.026</text:p>
          </table:table-cell>
          <table:table-cell office:value-type="float" office:value="39.974" calcext:value-type="float">
            <text:p>39.974</text:p>
          </table:table-cell>
          <table:table-cell office:value-type="float" office:value="11.6488255489416" calcext:value-type="float">
            <text:p>11.6488255489</text:p>
          </table:table-cell>
          <table:table-cell office:value-type="float" office:value="10.0776831703984" calcext:value-type="float">
            <text:p>10.0776831704</text:p>
          </table:table-cell>
          <table:table-cell table:formula="of:=[.B8]-[.D8]" office:value-type="float" office:value="1.026" calcext:value-type="float">
            <text:p>1.026</text:p>
          </table:table-cell>
          <table:table-cell table:formula="of:=[.E8]-[.F8]" office:value-type="float" office:value="1.57114237854323" calcext:value-type="float">
            <text:p>1.57114237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.02" calcext:value-type="float">
            <text:p>41.02</text:p>
          </table:table-cell>
          <table:table-cell office:value-type="float" office:value="18.329" calcext:value-type="float">
            <text:p>18.329</text:p>
          </table:table-cell>
          <table:table-cell office:value-type="float" office:value="40.651" calcext:value-type="float">
            <text:p>40.651</text:p>
          </table:table-cell>
          <table:table-cell office:value-type="float" office:value="12.6354275079282" calcext:value-type="float">
            <text:p>12.6354275079</text:p>
          </table:table-cell>
          <table:table-cell office:value-type="float" office:value="11.0310437012385" calcext:value-type="float">
            <text:p>11.0310437012</text:p>
          </table:table-cell>
          <table:table-cell table:formula="of:=[.B9]-[.D9]" office:value-type="float" office:value="0.369000000000007" calcext:value-type="float">
            <text:p>0.369</text:p>
          </table:table-cell>
          <table:table-cell table:formula="of:=[.E9]-[.F9]" office:value-type="float" office:value="1.60438380668968" calcext:value-type="float">
            <text:p>1.60438380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.262" calcext:value-type="float">
            <text:p>41.262</text:p>
          </table:table-cell>
          <table:table-cell office:value-type="float" office:value="18.123" calcext:value-type="float">
            <text:p>18.123</text:p>
          </table:table-cell>
          <table:table-cell office:value-type="float" office:value="40.615" calcext:value-type="float">
            <text:p>40.615</text:p>
          </table:table-cell>
          <table:table-cell office:value-type="float" office:value="13.3909278551974" calcext:value-type="float">
            <text:p>13.3909278552</text:p>
          </table:table-cell>
          <table:table-cell office:value-type="float" office:value="11.7353639022237" calcext:value-type="float">
            <text:p>11.7353639022</text:p>
          </table:table-cell>
          <table:table-cell table:formula="of:=[.B10]-[.D10]" office:value-type="float" office:value="0.646999999999998" calcext:value-type="float">
            <text:p>0.647</text:p>
          </table:table-cell>
          <table:table-cell table:formula="of:=[.E10]-[.F10]" office:value-type="float" office:value="1.65556395297374" calcext:value-type="float">
            <text:p>1.65556395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027195027195" calcext:value-type="float">
            <text:p>25.0271950272</text:p>
          </table:table-cell>
          <table:table-cell office:value-type="float" office:value="49.9456099456099" calcext:value-type="float">
            <text:p>49.9456099456</text:p>
          </table:table-cell>
          <table:table-cell office:value-type="float" office:value="25.027195027195" calcext:value-type="float">
            <text:p>25.0271950272</text:p>
          </table:table-cell>
          <table:table-cell office:value-type="float" office:value="3.88947531822415" calcext:value-type="float">
            <text:p>3.8894753182</text:p>
          </table:table-cell>
          <table:table-cell office:value-type="float" office:value="3.27473553204729" calcext:value-type="float">
            <text:p>3.274735532</text:p>
          </table:table-cell>
          <table:table-cell table:formula="of:=[.B12]-[.D12]" office:value-type="float" office:value="0" calcext:value-type="float">
            <text:p>0</text:p>
          </table:table-cell>
          <table:table-cell table:formula="of:=[.E12]-[.F12]" office:value-type="float" office:value="0.614739786176861" calcext:value-type="float">
            <text:p>0.61473978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.114" calcext:value-type="float">
            <text:p>33.114</text:p>
          </table:table-cell>
          <table:table-cell office:value-type="float" office:value="33.584" calcext:value-type="float">
            <text:p>33.584</text:p>
          </table:table-cell>
          <table:table-cell office:value-type="float" office:value="33.302" calcext:value-type="float">
            <text:p>33.302</text:p>
          </table:table-cell>
          <table:table-cell office:value-type="float" office:value="5.23315165020477" calcext:value-type="float">
            <text:p>5.2331516502</text:p>
          </table:table-cell>
          <table:table-cell office:value-type="float" office:value="4.45238804192473" calcext:value-type="float">
            <text:p>4.4523880419</text:p>
          </table:table-cell>
          <table:table-cell table:formula="of:=[.B13]-[.D13]" office:value-type="float" office:value="-0.188000000000002" calcext:value-type="float">
            <text:p>-0.188</text:p>
          </table:table-cell>
          <table:table-cell table:formula="of:=[.E13]-[.F13]" office:value-type="float" office:value="0.780763608280044" calcext:value-type="float">
            <text:p>0.78076360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.306" calcext:value-type="float">
            <text:p>36.306</text:p>
          </table:table-cell>
          <table:table-cell office:value-type="float" office:value="27.42" calcext:value-type="float">
            <text:p>27.42</text:p>
          </table:table-cell>
          <table:table-cell office:value-type="float" office:value="36.274" calcext:value-type="float">
            <text:p>36.274</text:p>
          </table:table-cell>
          <table:table-cell office:value-type="float" office:value="6.34717553044916" calcext:value-type="float">
            <text:p>6.3471755304</text:p>
          </table:table-cell>
          <table:table-cell office:value-type="float" office:value="5.37684172137126" calcext:value-type="float">
            <text:p>5.3768417214</text:p>
          </table:table-cell>
          <table:table-cell table:formula="of:=[.B14]-[.D14]" office:value-type="float" office:value="0.0319999999999965" calcext:value-type="float">
            <text:p>0.032</text:p>
          </table:table-cell>
          <table:table-cell table:formula="of:=[.E14]-[.F14]" office:value-type="float" office:value="0.970333809077897" calcext:value-type="float">
            <text:p>0.97033380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827" calcext:value-type="float">
            <text:p>37.827</text:p>
          </table:table-cell>
          <table:table-cell office:value-type="float" office:value="24.675" calcext:value-type="float">
            <text:p>24.675</text:p>
          </table:table-cell>
          <table:table-cell office:value-type="float" office:value="37.498" calcext:value-type="float">
            <text:p>37.498</text:p>
          </table:table-cell>
          <table:table-cell office:value-type="float" office:value="7.25427149020909" calcext:value-type="float">
            <text:p>7.2542714902</text:p>
          </table:table-cell>
          <table:table-cell office:value-type="float" office:value="6.11586626139818" calcext:value-type="float">
            <text:p>6.1158662614</text:p>
          </table:table-cell>
          <table:table-cell table:formula="of:=[.B15]-[.D15]" office:value-type="float" office:value="0.329000000000001" calcext:value-type="float">
            <text:p>0.329</text:p>
          </table:table-cell>
          <table:table-cell table:formula="of:=[.E15]-[.F15]" office:value-type="float" office:value="1.13840522881092" calcext:value-type="float">
            <text:p>1.13840522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.359" calcext:value-type="float">
            <text:p>39.359</text:p>
          </table:table-cell>
          <table:table-cell office:value-type="float" office:value="20.213" calcext:value-type="float">
            <text:p>20.213</text:p>
          </table:table-cell>
          <table:table-cell office:value-type="float" office:value="40.428" calcext:value-type="float">
            <text:p>40.428</text:p>
          </table:table-cell>
          <table:table-cell office:value-type="float" office:value="10.0159675135047" calcext:value-type="float">
            <text:p>10.0159675135</text:p>
          </table:table-cell>
          <table:table-cell office:value-type="float" office:value="8.56651659822886" calcext:value-type="float">
            <text:p>8.5665165982</text:p>
          </table:table-cell>
          <table:table-cell table:formula="of:=[.B16]-[.D16]" office:value-type="float" office:value="-1.069" calcext:value-type="float">
            <text:p>-1.069</text:p>
          </table:table-cell>
          <table:table-cell table:formula="of:=[.E16]-[.F16]" office:value-type="float" office:value="1.44945091527585" calcext:value-type="float">
            <text:p>1.44945091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.848" calcext:value-type="float">
            <text:p>40.848</text:p>
          </table:table-cell>
          <table:table-cell office:value-type="float" office:value="18.817" calcext:value-type="float">
            <text:p>18.817</text:p>
          </table:table-cell>
          <table:table-cell office:value-type="float" office:value="40.335" calcext:value-type="float">
            <text:p>40.335</text:p>
          </table:table-cell>
          <table:table-cell office:value-type="float" office:value="11.5344715026545" calcext:value-type="float">
            <text:p>11.5344715027</text:p>
          </table:table-cell>
          <table:table-cell office:value-type="float" office:value="9.96407503852899" calcext:value-type="float">
            <text:p>9.9640750385</text:p>
          </table:table-cell>
          <table:table-cell table:formula="of:=[.B17]-[.D17]" office:value-type="float" office:value="0.512999999999998" calcext:value-type="float">
            <text:p>0.513</text:p>
          </table:table-cell>
          <table:table-cell table:formula="of:=[.E17]-[.F17]" office:value-type="float" office:value="1.57039646412551" calcext:value-type="float">
            <text:p>1.57039646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.71" calcext:value-type="float">
            <text:p>40.71</text:p>
          </table:table-cell>
          <table:table-cell office:value-type="float" office:value="18.436" calcext:value-type="float">
            <text:p>18.436</text:p>
          </table:table-cell>
          <table:table-cell office:value-type="float" office:value="40.854" calcext:value-type="float">
            <text:p>40.854</text:p>
          </table:table-cell>
          <table:table-cell office:value-type="float" office:value="12.5540189299201" calcext:value-type="float">
            <text:p>12.5540189299</text:p>
          </table:table-cell>
          <table:table-cell office:value-type="float" office:value="10.9397374701671" calcext:value-type="float">
            <text:p>10.9397374702</text:p>
          </table:table-cell>
          <table:table-cell table:formula="of:=[.B18]-[.D18]" office:value-type="float" office:value="-0.143999999999998" calcext:value-type="float">
            <text:p>-0.144</text:p>
          </table:table-cell>
          <table:table-cell table:formula="of:=[.E18]-[.F18]" office:value-type="float" office:value="1.614281459753" calcext:value-type="float">
            <text:p>1.61428145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.917" calcext:value-type="float">
            <text:p>40.917</text:p>
          </table:table-cell>
          <table:table-cell office:value-type="float" office:value="18.272" calcext:value-type="float">
            <text:p>18.272</text:p>
          </table:table-cell>
          <table:table-cell office:value-type="float" office:value="40.811" calcext:value-type="float">
            <text:p>40.811</text:p>
          </table:table-cell>
          <table:table-cell office:value-type="float" office:value="13.3130628425998" calcext:value-type="float">
            <text:p>13.3130628426</text:p>
          </table:table-cell>
          <table:table-cell office:value-type="float" office:value="11.6884851138354" calcext:value-type="float">
            <text:p>11.6884851138</text:p>
          </table:table-cell>
          <table:table-cell table:formula="of:=[.B19]-[.D19]" office:value-type="float" office:value="0.105999999999995" calcext:value-type="float">
            <text:p>0.106</text:p>
          </table:table-cell>
          <table:table-cell table:formula="of:=[.E19]-[.F19]" office:value-type="float" office:value="1.62457772876447" calcext:value-type="float">
            <text:p>1.62457772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Liao</meta:initial-creator>
    <meta:creation-date>2015-02-05T16:11:31.779459513</meta:creation-date>
    <dc:date>2015-02-05T18:02:57.956083028</dc:date>
    <dc:creator>Jonathan Liao</dc:creator>
    <meta:editing-duration>PT35M24S</meta:editing-duration>
    <meta:editing-cycles>1</meta:editing-cycles>
    <meta:document-statistic meta:table-count="1" meta:cell-count="144" meta:object-count="3"/>
    <meta:generator>LibreOffice/4.2.8.2$Linux_X86_64 LibreOffice_project/4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column-mapping="0" chart:style-name="ch1">
        <chart:title svg:x="7.374cm" svg:y="0.316cm" chart:style-name="ch2">
          <text:p>Tie %</text:p>
        </chart:title>
        <chart:plot-area chart:style-name="ch3" table:cell-range-address="Sheet1.A2:Sheet1.A10 Sheet1.C2:Sheet1.C10" chart:data-source-has-labels="column" svg:x="1.331cm" svg:y="1.275cm" svg:width="14.35cm" svg:height="6.569cm">
          <chartooo:coordinate-region svg:x="1.952cm" svg:y="1.474cm" svg:width="13.542cm" svg:height="5.723cm"/>
          <chart:axis chart:dimension="x" chart:name="primary-x" chart:style-name="ch4" chartooo:axis-type="auto">
            <chart:title svg:x="8.356cm" svg:y="8.024cm" chart:style-name="ch5">
              <text:p>n</text:p>
            </chart:title>
            <chart:categories table:cell-range-address="Sheet1.A2:Sheet1.A8"/>
          </chart:axis>
          <chart:axis chart:dimension="y" chart:name="primary-y" chart:style-name="ch6">
            <chart:title svg:x="0.451cm" svg:y="5.013cm" chart:style-name="ch7">
              <text:p>Tie %</text:p>
            </chart:title>
            <chart:grid chart:style-name="ch8" chart:class="major"/>
          </chart:axis>
          <chart:series chart:style-name="ch9" chart:values-cell-range-address="Sheet1.C2:Sheet1.C10" chart:class="chart:scatter">
            <chart:domain table:cell-range-address="Sheet1.A2:Sheet1.A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8</svg:desc>
                </draw:g>
              </table:table-cell>
              <table:table-cell office:value-type="float" office:value="3">
                <text:p>3</text:p>
                <draw:g>
                  <svg:desc>Sheet1.A2:Sheet1.A10</svg:desc>
                </draw:g>
              </table:table-cell>
              <table:table-cell office:value-type="float" office:value="41.2698412698413">
                <text:p>41.2698412698413</text:p>
                <draw:g>
                  <svg:desc>Sheet1.C2:Sheet1.C1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6.2034305713132">
                <text:p>36.203430571313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8.99">
                <text:p>28.9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5.728">
                <text:p>25.72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3.702">
                <text:p>23.70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9.878">
                <text:p>19.87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19.026">
                <text:p>19.026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18.329">
                <text:p>18.329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18.123">
                <text:p>18.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7.123cm" svg:y="0.316cm" chart:style-name="ch2">
          <text:p>Win Diff</text:p>
        </chart:title>
        <chart:plot-area chart:style-name="ch3" table:cell-range-address="Sheet1.A2:Sheet1.A10 Sheet1.G4:Sheet1.G10" chart:data-source-has-labels="column" svg:x="1.331cm" svg:y="1.275cm" svg:width="14.35cm" svg:height="6.569cm">
          <chartooo:coordinate-region svg:x="1.952cm" svg:y="1.474cm" svg:width="13.542cm" svg:height="5.723cm"/>
          <chart:axis chart:dimension="x" chart:name="primary-x" chart:style-name="ch4" chartooo:axis-type="auto">
            <chart:title svg:x="8.356cm" svg:y="8.024cm" chart:style-name="ch5">
              <text:p>n</text:p>
            </chart:title>
            <chart:categories table:cell-range-address="Sheet1.A2:Sheet1.A8"/>
          </chart:axis>
          <chart:axis chart:dimension="y" chart:name="primary-y" chart:style-name="ch4">
            <chart:title svg:x="0.451cm" svg:y="5.159cm" chart:style-name="ch6">
              <text:p>Win Diff</text:p>
            </chart:title>
            <chart:grid chart:style-name="ch7" chart:class="major"/>
          </chart:axis>
          <chart:series chart:style-name="ch8" chart:values-cell-range-address="Sheet1.G4:Sheet1.G10" chart:class="chart:scatter">
            <chart:domain table:cell-range-address="Sheet1.A4:Sheet1.A10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8</svg:desc>
                </draw:g>
              </table:table-cell>
              <table:table-cell office:value-type="float" office:value="7">
                <text:p>7</text:p>
                <draw:g>
                  <svg:desc>Sheet1.A4:Sheet1.A10</svg:desc>
                </draw:g>
              </table:table-cell>
              <table:table-cell office:value-type="float" office:value="10.646">
                <text:p>10.646</text:p>
                <draw:g>
                  <svg:desc>Sheet1.G4:Sheet1.G1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474">
                <text:p>7.4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.474">
                <text:p>5.47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.616">
                <text:p>1.61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0.369000000000007">
                <text:p>0.36900000000000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0.646999999999998">
                <text:p>0.646999999999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7.255cm" svg:y="0.316cm" chart:style-name="ch2">
          <text:p>Win %</text:p>
        </chart:title>
        <chart:plot-area chart:style-name="ch3" table:cell-range-address="Sheet1.A2:Sheet1.A10 Sheet1.B4:Sheet1.B10" chart:data-source-has-labels="column" svg:x="1.331cm" svg:y="1.275cm" svg:width="14.35cm" svg:height="6.569cm">
          <chartooo:coordinate-region svg:x="2.243cm" svg:y="1.474cm" svg:width="13.252cm" svg:height="5.723cm"/>
          <chart:axis chart:dimension="x" chart:name="primary-x" chart:style-name="ch4" chartooo:axis-type="auto">
            <chart:title svg:x="8.356cm" svg:y="8.024cm" chart:style-name="ch5">
              <text:p>n</text:p>
            </chart:title>
            <chart:categories table:cell-range-address="Sheet1.A2:Sheet1.A8"/>
          </chart:axis>
          <chart:axis chart:dimension="y" chart:name="primary-y" chart:style-name="ch4">
            <chart:title svg:x="0.451cm" svg:y="5.079cm" chart:style-name="ch6">
              <text:p>Win %</text:p>
            </chart:title>
            <chart:grid chart:style-name="ch7" chart:class="major"/>
          </chart:axis>
          <chart:series chart:style-name="ch8" chart:values-cell-range-address="Sheet1.B4:Sheet1.B10" chart:class="chart:scatter">
            <chart:domain table:cell-range-address="Sheet1.A4:Sheet1.A10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8</svg:desc>
                </draw:g>
              </table:table-cell>
              <table:table-cell office:value-type="float" office:value="7">
                <text:p>7</text:p>
                <draw:g>
                  <svg:desc>Sheet1.A4:Sheet1.A10</svg:desc>
                </draw:g>
              </table:table-cell>
              <table:table-cell office:value-type="float" office:value="40.828">
                <text:p>40.828</text:p>
                <draw:g>
                  <svg:desc>Sheet1.B4:Sheet1.B1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0.873">
                <text:p>40.87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40.886">
                <text:p>40.88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40.869">
                <text:p>40.86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41.262">
                <text:p>41.2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